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0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 style:list-style-name="L1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 style:list-style-name="L2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2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26pt" fo:font-style="normal" style:text-underline-style="none" fo:font-weight="bold" style:text-blinking="false" fo:background-color="transparent" style:font-name-asian="メイリオ" style:font-size-asian="26pt" style:language-asian="ja" style:country-asian="JP" style:font-size-complex="26pt"/>
    </style:style>
    <style:style style:name="P4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style:font-name="メイリオ" fo:font-size="26pt" fo:font-weight="bold" style:font-name-asian="メイリオ" style:font-size-asian="26pt" style:font-size-complex="26pt"/>
    </style:style>
    <style:style style:name="P5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1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6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language-asian="ja" style:country-asian="JP"/>
    </style:style>
    <style:style style:name="T7" style:family="text">
      <style:text-properties fo:font-variant="normal" fo:text-transform="none" fo:color="#0084d1" style:text-line-through-style="none" fo:font-style="normal" style:text-underline-style="none" style:text-blinking="false" fo:background-color="#ffff00" style:language-asian="ja" style:country-asian="JP" style:font-weight-asian="bold" style:font-weight-complex="bold"/>
    </style:style>
    <style:style style:name="T8" style:family="text">
      <style:text-properties fo:color="#0084d1" fo:background-color="#ffff0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7"/></text:p>
      <text:p text:style-name="P3"/>
      <text:p text:style-name="P4"><text:span text:style-name="T1">37#25.1_XX</text:span>------------------------------------------------------------</text:p>
      <text:p text:style-name="P7">[1] res free# JVEMV6 37#25.1_XX / 37. electronics / 1. LTSpice / 20200530_152735</text:p>
      <text:p text:style-name="P4"/>
      <text:p text:style-name="P4">[do] <text:span text:style-name="T3">#_ </text:span></text:p>
      <text:list xml:id="list7743609787032251445" text:style-name="L13">
        <text:list-item>
          <text:p text:style-name="P23">REVIEW </text:p>
        </text:list-item>
        <text:list-item>
          <text:p text:style-name="P23">TASK-1</text:p>
        </text:list-item>
      </text:list>
      <text:list xml:id="list42146256344079087" text:style-name="L17">
        <text:list-item>
          <text:list>
            <text:list-item>
              <text:p text:style-name="P25"><text:a xlink:type="simple" xlink:href="https://spiceman.jp/ltspice-schematic/#i" text:style-name="Internet_20_link" text:visited-style-name="Visited_20_Internet_20_Link">https://spiceman.jp/ltspice-schematic/#i</text:a></text:p>
              <text:list>
                <text:list-item>
                  <text:p text:style-name="P25"/>
                </text:list-item>
              </text:list>
            </text:list-item>
          </text:list>
        </text:list-item>
      </text:list>
      <text:p text:style-name="P4">[next]</text:p>
      <text:list xml:id="list4315917171764630127" text:style-name="L18">
        <text:list-item>
          <text:p text:style-name="P40">TASK : TAKSKS-2</text:p>
        </text:list-item>
      </text:list>
      <text:p text:style-name="P4">[further]</text:p>
      <text:list xml:id="list7085712238474038383" text:style-name="L19">
        <text:list-item>
          <text:p text:style-name="P41"/>
        </text:list-item>
      </text:list>
      <text:p text:style-name="P9"><text:line-break/><text:span text:style-name="T4">[/ XXX] 20200530_160420</text:span></text:p>
      <text:p text:style-name="P9"/>
      <text:p text:style-name="P47"><text:span text:style-name="T8">@@@</text:span></text:p>
      <text:p text:style-name="P3"/>
      <text:p text:style-name="P4"><text:span text:style-name="T1">37#25.1_1</text:span>------------------------------------------------------------</text:p>
      <text:p text:style-name="P7">[2] res free# JVEMV6 37#25.1_XX / 37. electronics / 1. LTSpice / XXX</text:p>
      <text:p text:style-name="P3"/>
      <text:p text:style-name="P4"><text:soft-page-break/>[do] <text:span text:style-name="T3">#_ </text:span></text:p>
      <text:list xml:id="list36275153" text:continue-list="list7743609787032251445" text:style-name="L13">
        <text:list-item>
          <text:p text:style-name="P23">REVIEW </text:p>
        </text:list-item>
        <text:list-item>
          <text:p text:style-name="P23">TASK-1</text:p>
        </text:list-item>
      </text:list>
      <text:list xml:id="list287704204376870024" text:style-name="L23">
        <text:list-item>
          <text:list>
            <text:list-item>
              <text:p text:style-name="P26"/>
            </text:list-item>
          </text:list>
        </text:list-item>
      </text:list>
      <text:p text:style-name="P4"/>
      <text:p text:style-name="P4">[next]</text:p>
      <text:list xml:id="list80180304002133833" text:style-name="L24">
        <text:list-item>
          <text:p text:style-name="P44">TASK</text:p>
        </text:list-item>
      </text:list>
      <text:p text:style-name="P4">[further]</text:p>
      <text:list xml:id="list3102367346873411072" text:style-name="L25">
        <text:list-item>
          <text:p text:style-name="P45"/>
        </text:list-item>
      </text:list>
      <text:p text:style-name="P9"><text:line-break/><text:span text:style-name="T4">[/ XXX] </text:span></text:p>
      <text:p text:style-name="P5"/>
      <text:p text:style-name="P3"/>
      <text:p text:style-name="P3"/>
      <text:p text:style-name="P3">----------------------------------------- [TEMPLATE] 20200430_172130</text:p>
      <text:p text:style-name="P4"><text:span text:style-name="T1">37#25.1_XX</text:span>------------------------------------------------------------</text:p>
      <text:p text:style-name="P7">[XX] res free# JVEMV6 37#25.1_XX / 37. electronics / 1. LTSpice / XXX</text:p>
      <text:p text:style-name="P4"/>
      <text:p text:style-name="P4">[do] <text:span text:style-name="T3">#_ </text:span></text:p>
      <text:list xml:id="list36249447" text:continue-list="list36275153" text:style-name="L13">
        <text:list-item>
          <text:p text:style-name="P23">REVIEW </text:p>
        </text:list-item>
        <text:list-item>
          <text:p text:style-name="P23">TASK-1</text:p>
        </text:list-item>
      </text:list>
      <text:list xml:id="list3714034116355132051" text:style-name="L10">
        <text:list-item>
          <text:list>
            <text:list-item>
              <text:p text:style-name="P21"/>
            </text:list-item>
          </text:list>
        </text:list-item>
      </text:list>
      <text:p text:style-name="P4"/>
      <text:p text:style-name="P4">[next]</text:p>
      <text:list xml:id="list4803191647953241179" text:style-name="L20">
        <text:list-item>
          <text:p text:style-name="P42">TASK</text:p>
        </text:list-item>
      </text:list>
      <text:p text:style-name="P4"><text:soft-page-break/>[further]</text:p>
      <text:list xml:id="list3113029788029493119" text:style-name="L21">
        <text:list-item>
          <text:p text:style-name="P43"/>
        </text:list-item>
      </text:list>
      <text:p text:style-name="P9"><text:line-break/><text:span text:style-name="T4">[/ XXX] </text:span></text:p>
      <text:p text:style-name="P9"/>
      <text:p text:style-name="P6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<text:span text:style-name="T5"/></text:p>
          </table:table-cell>
          <table:table-cell table:style-name="表3.C1" office:value-type="string">
            <text:p text:style-name="P12"/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2"/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p text:style-name="P14"/>
          </table:table-cell>
        </table:table-row>
      </table:table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><text:soft-page-break/></text:p>
      <text:p text:style-name="P3">------------------------------------------ SEARCHES</text:p>
      <text:list xml:id="list152692036800831309" text:style-name="L22">
        <text:list-item>
          <text:p text:style-name="P30">tesla gravity<text:tab/>2020年4月21日15:14:39</text:p>
          <text:list>
            <text:list-item>
              <text:p text:style-name="P30">https://duckduckgo.com/?q=tesla+gravity&amp;t=h_&amp;ia=web</text:p>
            </text:list-item>
          </text:list>
        </text:list-item>
        <text:list-item>
          <text:p text:style-name="P30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oj &amp;&amp; s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5.1 : electronics : LTSpice) periodical updates^" &amp;&amp; e &amp;&amp; p</text:p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7"/>
      <text:p text:style-name="P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30T16:04:56.53</dc:date>
    <dc:creator>iwabuchi ken</dc:creator>
    <meta:editing-duration>PT8H1M27S</meta:editing-duration>
    <meta:editing-cycles>81</meta:editing-cycles>
    <meta:generator>OpenOffice/4.1.3$Win32 OpenOffice.org_project/413m1$Build-9783</meta:generator>
    <meta:document-statistic meta:table-count="3" meta:image-count="0" meta:object-count="0" meta:page-count="4" meta:paragraph-count="56" meta:word-count="210" meta:character-count="1715"/>
  </office:meta>
</office:document-meta>
</file>